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184cm" style:rel-column-width="7572*"/>
    </style:style>
    <style:style style:name="Tableau2.B" style:family="table-column">
      <style:table-column-properties style:column-width="16.715cm" style:rel-column-width="57963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6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22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2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5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6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7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9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30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31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32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3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4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6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37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T4" style:family="text">
      <style:text-properties fo:font-variant="small-caps" style:font-name="Trebuchet MS" fo:font-weight="bold" style:font-weight-asian="bold" style:font-weight-complex="bold"/>
    </style:style>
    <style:style style:name="T5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4" style:family="text">
      <style:text-properties fo:font-variant="normal" fo:text-transform="none" style:font-name="DejaVu Serif" fo:font-size="11pt" style:font-size-asian="11pt" style:font-size-complex="11pt"/>
    </style:style>
    <style:style style:name="T15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letter-spacing="-0.009cm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DejaVu Serif" fo:font-weight="bold" style:font-weight-asian="bold" style:font-weight-complex="bold"/>
    </style:style>
    <style:style style:name="T22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3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text-position="super 58%"/>
    </style:style>
    <style:style style:name="T25" style:family="text">
      <style:text-properties fo:color="#000000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2">9 rue Eugène Crétel</text:p>
            <text:p text:style-name="P32">91300 Massy, France</text:p>
            <text:p text:style-name="P31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5"><text:span text:style-name="T4">Ingénieur de Recherche </text:span><text:span text:style-name="T4">en Optimisation</text:span></text:p>
      <text:p text:style-name="P4"/>
      <text:p text:style-name="P16"><text:s text:c="58"/>Expérience Professionnelle</text:p>
      <text:p text:style-name="P1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5">Courant</text:p>
            <text:p text:style-name="P25">- <text:s/></text:p>
            <text:p text:style-name="P25">2009</text:p>
          </table:table-cell>
          <table:table-cell table:style-name="Tableau2.B1" office:value-type="string">
            <text:p text:style-name="P8">Ingénieur à INRIA Saclay-IDF, Équipe TAO (Apprentissage et Optimisation)</text:p>
            <text:p text:style-name="Standard"><text:span text:style-name="T23">Recherches sur la classe d'algorithmes Monte Carlo Tree Search</text:span> </text:p>
            <text:p text:style-name="P7">Expérimentation et tests:</text:p>
            <text:p text:style-name="P6">- Tests automatiques, plan d'expérience et validation statistique.</text:p>
            <text:p text:style-name="P6">- Expérimentation sur la parallélisation de l'algorithme Monte-Carlo Tree Search.</text:p>
            <text:p text:style-name="P6">- Tuning des paramètres du programme joueur de Go MoGo.</text:p>
            <text:p text:style-name="P7">Développements:</text:p>
            <text:p text:style-name="P6">- Co-évolution sur grilles et construction automatique des livres d'ouvertures pour le jeu de Go.</text:p>
            <text:p text:style-name="P7">Maintenance:</text:p>
            <text:p text:style-name="P9">- Tests de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25">2010</text:p>
            <text:p text:style-name="P25">1 mois</text:p>
          </table:table-cell>
          <table:table-cell table:style-name="Tableau2.B1" office:value-type="string">
            <text:p text:style-name="P8">Chercheur invité, National University Tainan, Taiwan: </text:p>
            <text:p text:style-name="P6">- Intégration de connaissances expertes dans le jeu de Go. </text:p>
            <text:p text:style-name="P6">- Installation d'un Mini-cluster pour expérimentions MPI.</text:p>
          </table:table-cell>
        </table:table-row>
        <table:table-row>
          <table:table-cell table:style-name="Tableau2.A1" office:value-type="string">
            <text:p text:style-name="P25">2009</text:p>
            <text:p text:style-name="P25">6 mois</text:p>
          </table:table-cell>
          <table:table-cell table:style-name="Tableau2.B1" office:value-type="string">
            <text:p text:style-name="Standard"><text:span text:style-name="T23">Thèse de Master,</text:span> L<text:span text:style-name="T7">aboratoire d'informatique de Paris 6, Équipe Systèmes sur puce, Paris - France.</text:span></text:p>
            <text:p text:style-name="Standard"><text:span text:style-name="T17">Titre:</text:span> <text:span text:style-name="T22">Raffinement d'abstraction de composants pour la vérification par model checking de conceptions matérielles.</text:span></text:p>
            <text:p text:style-name="Standard"><text:span text:style-name="T17">Thèmes:</text:span> <text:span text:style-name="T22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25">2008</text:p>
            <text:p text:style-name="P25">6 mois</text:p>
          </table:table-cell>
          <table:table-cell table:style-name="Tableau2.B1" office:value-type="string">
            <text:p text:style-name="Standard"><text:span text:style-name="T23">Thèse de maîtrise, </text:span><text:span text:style-name="T8">Centre d'enseignement à distance,</text:span> <text:span text:style-name="T7">Faculté des sciences de Bizerte - Tunisie</text:span></text:p>
            <text:p text:style-name="Standard"><text:span text:style-name="T17">Titre:</text:span> <text:span text:style-name="T22">Système de gestion de e-learning : approche basée sur les metadonnées formelles pour <text:s/>l'aide à l'apprentissage en ligne. Module intégré dans la plateforme Moodle. </text:span></text:p>
            <text:p text:style-name="P6">Modélisation de la base de données avec Visual Paradigm et implementation sous Devphp.</text:p>
            <text:p text:style-name="Standard"><text:span text:style-name="T17">Thèmes:</text:span> intelligence artificielle , metadonnées, web semantique. </text:p>
          </table:table-cell>
        </table:table-row>
        <table:table-row table:style-name="Tableau2.5">
          <table:table-cell table:style-name="Tableau2.A1" office:value-type="string">
            <text:p text:style-name="P25">2008</text:p>
            <text:p text:style-name="P25">2 mois</text:p>
          </table:table-cell>
          <table:table-cell table:style-name="Tableau2.B1" office:value-type="string">
            <text:p text:style-name="Standard"><text:span text:style-name="T23">Moniteur de Programmation C,</text:span> <text:span text:style-name="T7">Ecole Lengua Info Space, Bizerte - Tunisia </text:span></text:p>
            <text:p text:style-name="P6">Formations intensives en programmation C : théorie et pratique.</text:p>
          </table:table-cell>
        </table:table-row>
        <table:table-row>
          <table:table-cell table:style-name="Tableau2.A1" office:value-type="string">
            <text:p text:style-name="P25">2007</text:p>
            <text:p text:style-name="P25">1 mois</text:p>
          </table:table-cell>
          <table:table-cell table:style-name="Tableau2.B1" office:value-type="string">
            <text:p text:style-name="P13"><text:span text:style-name="T23">Assistant stagiaire,</text:span><text:span text:style-name="T21"> </text:span><text:span text:style-name="T9">Centre de Formation Professionnelle, Société Tunisienne des Idustries de Raffinage, Bizerte - Tunisie.</text:span></text:p>
            <text:p text:style-name="Standard"><text:span text:style-name="T17">Application:</text:span> Développement d'une application de gestion de parc informatique dans le domaine de procédures de régulation et d'instrumentation en utilisant <text:span text:style-name="T22">Oracle Database10ge. </text:span></text:p>
          </table:table-cell>
        </table:table-row>
      </table:table>
      <text:p text:style-name="P16"/>
      <text:p text:style-name="P16"><text:s text:c="84"/>Études</text:p>
      <text:p text:style-name="P1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2009</text:p>
          </table:table-cell>
          <table:table-cell table:style-name="Tableau3.B1" office:value-type="string">
            <text:p text:style-name="P27">Master de recherche : Modèles, Optimisation, Programmation et Services. </text:p>
            <text:p text:style-name="P33"><text:span text:style-name="T5">Université d’Evry-Val-d’Essonne, France</text:span><text:span text:style-name="T6">.</text:span> <text:s text:c="4"/></text:p>
            <text:p text:style-name="P6">Majeurs: Optimisation, Apprentissage automatique, Recherche opérationnelle.</text:p>
            <text:p text:style-name="P6">Mineurs: systèmes distribués<text:span text:style-name="T25">.</text:span></text:p>
          </table:table-cell>
        </table:table-row>
        <table:table-row>
          <table:table-cell table:style-name="Tableau3.A1" office:value-type="string">
            <text:p text:style-name="P24">2008</text:p>
          </table:table-cell>
          <table:table-cell table:style-name="Tableau3.B1" office:value-type="string">
            <text:p text:style-name="P28"><text:span text:style-name="T2">Maîtrise en Sciences informatiques, Génie Logiciel et Programmation,</text:span><text:span text:style-name="T10"> </text:span></text:p>
            <text:p text:style-name="P29"><text:span text:style-name="T5">Université de Carthage, Tunisie.</text:span><text:span text:style-name="T19"> </text:span><text:span text:style-name="T20"><text:s/></text:span></text:p>
            <text:p text:style-name="P37">Avec mention bien (3<text:span text:style-name="T24">ème</text:span>/64).</text:p>
            <text:p text:style-name="P34">Majeurs: Ateliers de génie logiciel. Mineurs: Architecture des systèmes <text:span text:style-name="T25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4">2004</text:p>
          </table:table-cell>
          <table:table-cell table:style-name="Tableau3.B1" office:value-type="string">
            <text:p text:style-name="P27">DEUPC en mathématiques et sciences informatiques.</text:p>
            <text:p text:style-name="P29"><text:span text:style-name="T5">Université de Carthage, Tunisie.</text:span><text:span text:style-name="T19"> </text:span><text:span text:style-name="T20"><text:s/></text:span></text:p>
            <text:p text:style-name="P6">Majeurs: Sciences informatiques, Mathématiques. Mineurs: Physiques, Statistiques<text:span text:style-name="T25">.</text:span></text:p>
            <text:p text:style-name="P14"><text:soft-page-break/></text:p>
          </table:table-cell>
        </table:table-row>
      </table:table>
      <text:p text:style-name="P19"><text:s text:c="61"/>Compétences Spécifiques</text:p>
      <text:p text:style-name="P30"/>
      <text:p text:style-name="P12"><text:span text:style-name="T16">Programmation:</text:span> C/C++(Expert), J2EE(Familier), Cuda(base).</text:p>
      <text:p text:style-name="P12"><text:span text:style-name="T16">API:</text:span> JNI, SWING. </text:p>
      <text:p text:style-name="P12"><text:span text:style-name="T16">IDE:</text:span> Vim, Eclipse, NetBeans.</text:p>
      <text:p text:style-name="P12"><text:span text:style-name="T16">Debugging:</text:span><text:span text:style-name="T18"> </text:span>DDD. <text:s text:c="3"/></text:p>
      <text:p text:style-name="P12"><text:span text:style-name="T16">Gestionnaires de Versions:</text:span> CVS, SVN, GIT. <text:s text:c="3"/></text:p>
      <text:p text:style-name="P12"><text:span text:style-name="T16">Scripts:</text:span> Shell, Sed, <text:span text:style-name="T25">Awk, O</text:span>ctave.<text:line-break/><text:span text:style-name="T16">Gestion de bases de données:</text:span> Oracle, PL/SQL, MySQL.</text:p>
      <text:p text:style-name="P12"><text:span text:style-name="T16">Systèmes d'exploitation:</text:span><text:span text:style-name="T18"> MS Windows, Linux, MacOS.</text:span></text:p>
      <text:p text:style-name="P16"><text:s text:c="79"/>Formations</text:p>
      <text:p text:style-name="P16"/>
      <text:p text:style-name="P12"><text:span text:style-name="T15">Janvier 2011: Formation intensive à l'INRIA-Rocquencourt (3 jours):</text:span> </text:p>
      <text:p text:style-name="Standard"><text:s text:c="2"/><text:span text:style-name="T27">- Programmation parallèle avec MPI.</text:span></text:p>
      <text:p text:style-name="P15"><text:s text:c="2"/>- Programmation GPU avec Cuda.</text:p>
      <text:p text:style-name="P11">Avril 2011: Formation intensive à l'INRIA-Saclay (3 jours):</text:p>
      <text:p text:style-name="Standard"><text:s text:c="2"/><text:span text:style-name="T27">- Programmation GPGPU.</text:span></text:p>
      <text:p text:style-name="P11">Avril 2010: Ecole de printemps GRID'5000 (5 jours):</text:p>
      <text:p text:style-name="Standard"><text:s text:c="2"/><text:span text:style-name="T27">-</text:span><text:span text:style-name="T3"> Expérimentations grande échelle sur les grilles et plan d'expériences.</text:span></text:p>
      <text:p text:style-name="P11">Avril 2011: Ecole de printemps GRID'5000 (5 jours):</text:p>
      <text:p text:style-name="Standard"><text:s text:c="2"/><text:span text:style-name="T3">- Clouds computing et déploiement d'environnements virtualisés.</text:span></text:p>
      <text:p text:style-name="P17"><text:s text:c="82"/>Réalisations</text:p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1">
            <text:p text:style-name="P24">2011</text:p>
          </table:table-cell>
          <table:table-cell table:style-name="Tableau4.B1" office:value-type="string">
            <text:p text:style-name="P26"><text:span text:style-name="T11">MoGoDroid</text:span>: <text:span text:style-name="T14">programme de Go pour la plateforme Android. Moteur en </text:span><text:span text:style-name="T12">C++</text:span><text:span text:style-name="T14">, Interface utilisateur en </text:span><text:span text:style-name="T12">Java</text:span><text:span text:style-name="T14"> et la communication utilisant <text:s/></text:span><text:span text:style-name="T12">JNI</text:span><text:span text:style-name="T14">.</text:span></text:p>
          </table:table-cell>
        </table:table-row>
        <table:table-row table:style-name="Tableau4.1">
          <table:table-cell table:style-name="Tableau4.A2" office:value-type="string">
            <text:p text:style-name="P24">2009</text:p>
            <text:p text:style-name="P24"><text:s/>-</text:p>
            <text:p text:style-name="P24"><text:s/>2011</text:p>
          </table:table-cell>
          <table:table-cell table:style-name="Tableau4.B1" office:value-type="string">
            <text:p text:style-name="P26"><text:span text:style-name="T12">MoGo</text:span>:<text:span text:style-name="T26"> </text:span><text:span text:style-name="T13">Plusieurs records pour le programme joueur de Go MoGo </text:span></text:p>
            <text:p text:style-name="P21"><text:s/><text:span text:style-name="T27">- Avril 2011:</text:span> Première victoire de MoGo en 13x13 avec handicap 2.5, conférence SSCI <text:s/>paris, France.</text:p>
            <text:p text:style-name="P21"><text:s/><text:span text:style-name="T27">- Novembre 2010 </text:span>: MoGo Champion du tournoi TAAI 2010 in 9x9 Go, 13x13 Go, <text:s text:c="4"/>19x19 Go (Haifong Weiqi Academy http://www.haifong.org/).</text:p>
            <text:p text:style-name="P21"><text:s/><text:span text:style-name="T27">- Juillet 2010 :</text:span> Première et seule victoire de <text:span text:style-name="T20">MoGo en </text:span>13x13, conférence WCCI, <text:s text:c="3"/>Barcelone, Espagne.</text:p>
            <text:p text:style-name="P21"><text:s/><text:span text:style-name="T27">- Mars 2010 : </text:span>Certification 3Dan pour MoGoTW, Tainan, Taiwan.</text:p>
          </table:table-cell>
        </table:table-row>
        <table:table-row table:style-name="Tableau4.1">
          <table:table-cell table:style-name="Tableau4.A1" office:value-type="float" office:value="2007">
            <text:p text:style-name="P24">2007</text:p>
          </table:table-cell>
          <table:table-cell table:style-name="Tableau4.B1" office:value-type="string">
            <text:p text:style-name="P26"><text:span text:style-name="T12">Selection de travaux de recherche</text:span>:</text:p>
            <text:p text:style-name="P22">- Adding Double Progressive Widening to Upper Confidence Tree to Cope with </text:p>
            <text:p text:style-name="P22"><text:s/>Uncertainty in Planning Problems, EWRL, 2011(soumis). <text:s text:c="2"/></text:p>
            <text:p text:style-name="P22">- Consistency Modifications for Automatically Tuned Monte-Carlo Tree Search , LION, 2010.</text:p>
            <text:p text:style-name="P22">- Scalability and Parallelization of Monte-Carlo Tree Search, Jaist 2010.</text:p>
            <text:p text:style-name="P22">- Computational and Human Intelligence in Blind Go, IEEE CIG 2011.</text:p>
          </table:table-cell>
        </table:table-row>
      </table:table>
      <text:p text:style-name="P18"><text:s text:c="69"/>Languages et Intérêts</text:p>
      <text:p text:style-name="P10">Langages</text:p>
      <text:p text:style-name="P20">Français(courant), Anglais(TOEIC).</text:p>
      <text:p text:style-name="P10"/>
      <text:p text:style-name="P10">Intérêts</text:p>
      <text:p text:style-name="P20">Développement libre (https://github.com/haspeleo), Planche à voile et lecture.</text:p>
      <text:p text:style-name="P35">Membre fondateur/Conseiller Technique dans le club de spéléologie de Bizerte (http://www.speleobizerte.creajn.com)</text:p>
      <text:p text:style-name="P20">Diplôme en premiers secours et volontaire pour les compagnes de prévention routière.</text:p>
      <text:p text:style-name="P23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6T21:42:35</meta:creation-date>
    <dc:date>2011-07-06T15:24:21</dc:date>
    <meta:editing-duration>PT60H06M27S</meta:editing-duration>
    <meta:editing-cycles>194</meta:editing-cycles>
    <meta:generator>OpenOffice.org/3.0$Linux OpenOffice.org_project/300m15$Build-9379</meta:generator>
    <meta:printed-by>hassen DOGHMEN</meta:printed-by>
    <meta:print-date>2011-04-29T16:02:08</meta:print-date>
    <dc:creator>hassen DOGHMEN</dc:creator>
    <meta:document-statistic meta:table-count="4" meta:image-count="0" meta:object-count="0" meta:page-count="2" meta:paragraph-count="104" meta:word-count="656" meta:character-count="5335"/>
    <meta:user-defined meta:name="Info 1"/>
    <meta:user-defined meta:name="Info 2"/>
    <meta:user-defined meta:name="Info 3"/>
    <meta:user-defined meta:name="Info 4"/>
  </office:meta>
</office:document-meta>
</file>